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uplicate-emails/" text:style-name="Internet_20_link" text:visited-style-name="Visited_20_Internet_20_Link"><text:span text:style-name="T1">182. Duplicate Emails</text:span></text:a></text:p>
      <text:section text:style-name="Sect1" text:name="headlessui-popover-button-:r1d:">
        <text:p text:style-name="Standard"/>
      </text:section>
      <text:p text:style-name="P5">Easy</text:p>
      <text:p text:style-name="P5">1.8K</text:p>
      <text:p text:style-name="P5">62</text:p>
      <text:section text:style-name="Sect1" text:name="headlessui-popover-button-:r1i:">
        <text:p text:style-name="Standard"/>
      </text:section>
      <text:section text:style-name="Sect1" text:name="headlessui-popover-button-:r1l:">
        <text:p text:style-name="Standard"/>
      </text:section>
      <text:p text:style-name="P5">Companies</text:p>
      <text:p text:style-name="P5">SQL Schema</text:p>
      <text:p text:style-name="Horizontal_20_Line"/>
      <text:p text:style-name="P6"><text:span text:style-name="T1">Table: </text:span><text:span text:style-name="Source_20_Text"><text:span text:style-name="T2">Person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id <text:s text:c="9"/>| int <text:s text:c="4"/>|</text:p>
      <text:p text:style-name="P2">| email <text:s text:c="6"/>| varchar |</text:p>
      <text:p text:style-name="P2">+-------------+---------+</text:p>
      <text:p text:style-name="P2">id is the primary key column for this table.</text:p>
      <text:p text:style-name="P1">Each row of this table contains an email. The emails will not contain uppercase letters.</text:p>
      <text:p text:style-name="P7"> </text:p>
      <text:p text:style-name="P7">Write an SQL query to report all the duplicate emails. Note that it's guaranteed that the email field is not NULL.</text:p>
      <text:p text:style-name="P6"><text:span text:style-name="T1">Return the result table in </text:span><text:span text:style-name="Strong_20_Emphasis"><text:span text:style-name="T1">any order</text:span></text:span><text:span text:style-name="T1">.</text:span></text:p>
      <text:p text:style-name="P7">The query result format is in the following example.</text:p>
      <text:p text:style-name="P7"> </text:p>
      <text:p text:style-name="P6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</text:span></text:p>
      <text:p text:style-name="P2">Person table:</text:p>
      <text:p text:style-name="P2">+----+---------+</text:p>
      <text:p text:style-name="P2">| id | email <text:s text:c="2"/>|</text:p>
      <text:p text:style-name="P2">+----+---------+</text:p>
      <text:p text:style-name="P2">| 1 <text:s/>| a@b.com |</text:p>
      <text:p text:style-name="P2">| 2 <text:s/>| c@d.com |</text:p>
      <text:p text:style-name="P2">| 3 <text:s/>| a@b.com |</text:p>
      <text:p text:style-name="P2">+----+---------+</text:p>
      <text:p text:style-name="P4"><text:span text:style-name="Strong_20_Emphasis"><text:span text:style-name="T1">Output:</text:span></text:span><text:span text:style-name="T1"> </text:span></text:p>
      <text:p text:style-name="P2">+---------+</text:p>
      <text:p text:style-name="P2">| Email <text:s text:c="2"/>|</text:p>
      <text:p text:style-name="P2">+---------+</text:p>
      <text:p text:style-name="P2">| a@b.com |</text:p>
      <text:p text:style-name="P2">+---------+</text:p>
      <text:p text:style-name="P3"><text:span text:style-name="Strong_20_Emphasis"><text:span text:style-name="T1">Explanation:</text:span></text:span><text:span text:style-name="T1"> a@b.com is repeated two times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13:57:42.882000000</dc:date>
    <meta:editing-duration>PT8S</meta:editing-duration>
    <meta:editing-cycles>1</meta:editing-cycles>
    <meta:document-statistic meta:table-count="0" meta:image-count="0" meta:object-count="0" meta:page-count="1" meta:paragraph-count="37" meta:word-count="150" meta:character-count="798" meta:non-whitespace-character-count="665"/>
    <meta:generator>LibreOffice/7.2.2.2$Windows_X86_64 LibreOffice_project/02b2acce88a210515b4a5bb2e46cbfb63fe97d56</meta:generator>
  </office:meta>
</office:document-meta>
</file>